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3e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PF-Assgn-30</text:p>
      <text:p text:style-name="Standard">from collections import OrderedDict </text:p>
      <text:p text:style-name="Standard">def encode(message):</text:p>
      <text:p text:style-name="Standard"/>
      <text:p text:style-name="Standard"><text:s text:c="4"/>#Remove pass and write your logic here</text:p>
      <text:p text:style-name="Standard"><text:s text:c="4"/>dict=OrderedDict.fromkeys(message, 0) </text:p>
      <text:p text:style-name="Standard"><text:s text:c="4"/>for ch in message : </text:p>
      <text:p text:style-name="Standard"><text:s text:c="8"/>dict[ch] += 1</text:p>
      <text:p text:style-name="Standard"><text:s text:c="4"/>output = '' </text:p>
      <text:p text:style-name="Standard"><text:s text:c="4"/>for key,value in dict.items(): </text:p>
      <text:p text:style-name="Standard"><text:s text:c="9"/>output = key +output+ str(value) </text:p>
      <text:p text:style-name="Standard"><text:s text:c="4"/>return output </text:p>
      <text:p text:style-name="Standard"/>
      <text:p text:style-name="Standard">#Provide different values for message and test your program</text:p>
      <text:p text:style-name="Standard">encoded_message=encode("ABBBBCCCCCCCCAB")</text:p>
      <text:p text:style-name="Standard">print(encoded_mess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18:05.525767191</dc:date>
    <meta:editing-duration>PT19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49" meta:character-count="430" meta:non-whitespace-character-count="347"/>
  </office:meta>
</office:document-meta>
</file>